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9b62"/>
    </style:style>
    <style:style style:name="T1" style:family="text">
      <style:text-properties officeooo:rsid="000d090a"/>
    </style:style>
    <style:style style:name="T2" style:family="text">
      <style:text-properties officeooo:rsid="000e9b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urrent conditions</text:span></text:p>
      <text:p text:style-name="Standard"/>
      <text:p text:style-name="Standard"><text:a xlink:type="simple" xlink:href="http://dataservice.accuweather.com/currentconditions/v1/315078?apikey=rebeahan1SXadwRERpnbQqAkGzUULepP" text:style-name="Internet_20_link" text:visited-style-name="Visited_20_Internet_20_Link">http://dataservice.accuweather.com/currentconditions/v1/315078?apikey=rebeahan1SXadwRERpnbQqAkGzUULepP</text:a></text:p>
      <text:p text:style-name="Standard"/>
      <text:p text:style-name="Text_20_body">To retrieve the daily weather forecast for today (i.e., the current day) for Taipei using the same API key and location key, you can construct the following URL:</text:p>
      <text:p text:style-name="Standard"/>
      <text:p text:style-name="Text_20_body">In this URL, the <text:span text:style-name="Source_20_Text">315078</text:span> is the location key for Taipei, and <text:span text:style-name="Source_20_Text">1day</text:span> specifies that you want to retrieve the daily forecast for one day (i.e., today). The <text:span text:style-name="Source_20_Text">details=true</text:span> parameter indicates that you want to include additional details in the forecast data.</text:p>
      <text:p text:style-name="Text_20_body">When you make a GET request to this URL, you should receive a JSON response containing the daily weather forecast for today in Taipei, including information such as the high and low temperatures, precipitation probability, and more.</text:p>
      <text:p text:style-name="Standard"/>
      <text:p text:style-name="Standard"><text:a xlink:type="simple" xlink:href="http://dataservice.accuweather.com/forecasts/v1/daily/1day/315078?apikey=rebeahan1SXadwRERpnbQqAkGzUULepP&amp;details=true" text:style-name="Internet_20_link" text:visited-style-name="Visited_20_Internet_20_Link">http://dataservice.accuweather.com/forecasts/v1/daily/1day/315078?apikey=rebeahan1SXadwRERpnbQqAkGzUULepP&amp;details=true</text:a></text:p>
      <text:p text:style-name="Standard"/>
      <text:p text:style-name="Text_20_body">In this URL, the <text:span text:style-name="Source_20_Text">315078</text:span> is the location key for Taipei, and <text:span text:style-name="Source_20_Text">1day</text:span> specifies that you want to retrieve the daily forecast for one day (i.e., tomorrow). The <text:span text:style-name="Source_20_Text">details=true</text:span> parameter indicates that you want to include additional details in the forecast data. The <text:span text:style-name="Source_20_Text">metric=true</text:span> parameter specifies that you want the temperature values to be returned in metric units (Celsius).</text:p>
      <text:p text:style-name="Text_20_body">When you make a GET request to this URL, you should receive a JSON response containing the daily weather forecast for tomorrow in Taipei, including information such as the high and low temperatures, precipitation probability, and more.</text:p>
      <text:p text:style-name="Standard"/>
      <text:p text:style-name="Standard"><text:a xlink:type="simple" xlink:href="http://dataservice.accuweather.com/forecasts/v1/daily/1day/315078?apikey=rebeahan1SXadwRERpnbQqAkGzUULepP&amp;details=true&amp;metric=true" text:style-name="Internet_20_link" text:visited-style-name="Visited_20_Internet_20_Link">http://dataservice.accuweather.com/forecasts/v1/daily/1day/315078?apikey=rebeahan1SXadwRERpnbQqAkGzUULepP&amp;details=true&amp;metric=true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2:47:57.627041090</meta:creation-date>
    <dc:date>2023-02-20T13:16:04.610882061</dc:date>
    <meta:editing-duration>PT17M5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208" meta:character-count="1612" meta:non-whitespace-character-count="1413"/>
  </office:meta>
</office:document-meta>
</file>